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06cm" svg:y="3.237cm">
          <draw:text-box>
            <text:p>Rusty Scraps - Admin</text:p>
          </draw:text-box>
        </draw:frame>
        <draw:line draw:style-name="gr2" draw:text-style-name="P1" draw:layer="layout" svg:x1="4cm" svg:y1="15cm" svg:x2="16cm" svg:y2="15cm">
          <text:p/>
        </draw:line>
        <draw:frame draw:style-name="gr5" draw:layer="layout" svg:width="4.447cm" svg:height="0.963cm" svg:x="3.953cm" svg:y="15.037cm">
          <draw:text-box>
            <text:p>Feedback Bar</text:p>
          </draw:text-box>
        </draw:frame>
        <draw:custom-shape draw:style-name="gr6" draw:text-style-name="P2" draw:layer="layout" svg:width="2.5cm" svg:height="1.5cm" svg:x="5cm" svg:y="7.5cm">
          <text:p text:style-name="P1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cm" svg:y="10cm">
          <text:p text:style-name="P1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cm" svg:y="12.5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cm" svg:height="1cm" svg:x="8cm" svg:y="10.2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cm" svg:y1="10.2cm" svg:x2="11cm" svg:y2="11.2cm">
            <text:p/>
          </draw:line>
          <draw:g>
            <draw:line draw:style-name="gr8" draw:text-style-name="P1" draw:layer="layout" svg:x1="11.2cm" svg:y1="10.9cm" svg:x2="11.8cm" svg:y2="10.9cm">
              <text:p/>
            </draw:line>
            <draw:line draw:style-name="gr8" draw:text-style-name="P1" draw:layer="layout" svg:x1="11.2cm" svg:y1="10.9cm" svg:x2="11.5cm" svg:y2="11.1cm">
              <text:p/>
            </draw:line>
            <draw:line draw:style-name="gr8" draw:text-style-name="P1" draw:layer="layout" svg:x1="11.5cm" svg:y1="11.1cm" svg:x2="11.8cm" svg:y2="10.9cm">
              <text:p/>
            </draw:line>
          </draw:g>
          <draw:g>
            <draw:line draw:style-name="gr8" draw:text-style-name="P1" draw:layer="layout" svg:x1="11.2cm" svg:y1="10.5cm" svg:x2="11.8cm" svg:y2="10.5cm">
              <text:p/>
            </draw:line>
            <draw:line draw:style-name="gr8" draw:text-style-name="P1" draw:layer="layout" svg:x1="11.2cm" svg:y1="10.5cm" svg:x2="11.5cm" svg:y2="10.3cm">
              <text:p/>
            </draw:line>
            <draw:line draw:style-name="gr8" draw:text-style-name="P1" draw:layer="layout" svg:x1="11.5cm" svg:y1="10.3cm" svg:x2="11.8cm" svg:y2="10.5cm">
              <text:p/>
            </draw:line>
          </draw:g>
        </draw:g>
        <draw:g>
          <draw:custom-shape draw:style-name="gr7" draw:text-style-name="P1" draw:layer="layout" svg:width="4cm" svg:height="1cm" svg:x="8cm" svg:y="12.7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cm" svg:y1="12.7cm" svg:x2="11cm" svg:y2="13.7cm">
            <text:p/>
          </draw:line>
          <draw:g>
            <draw:line draw:style-name="gr8" draw:text-style-name="P1" draw:layer="layout" svg:x1="11.2cm" svg:y1="13.4cm" svg:x2="11.8cm" svg:y2="13.4cm">
              <text:p/>
            </draw:line>
            <draw:line draw:style-name="gr8" draw:text-style-name="P1" draw:layer="layout" svg:x1="11.2cm" svg:y1="13.4cm" svg:x2="11.5cm" svg:y2="13.6cm">
              <text:p/>
            </draw:line>
            <draw:line draw:style-name="gr8" draw:text-style-name="P1" draw:layer="layout" svg:x1="11.5cm" svg:y1="13.6cm" svg:x2="11.8cm" svg:y2="13.4cm">
              <text:p/>
            </draw:line>
          </draw:g>
          <draw:g>
            <draw:line draw:style-name="gr8" draw:text-style-name="P1" draw:layer="layout" svg:x1="11.2cm" svg:y1="13cm" svg:x2="11.8cm" svg:y2="13cm">
              <text:p/>
            </draw:line>
            <draw:line draw:style-name="gr8" draw:text-style-name="P1" draw:layer="layout" svg:x1="11.2cm" svg:y1="13cm" svg:x2="11.5cm" svg:y2="12.8cm">
              <text:p/>
            </draw:line>
            <draw:line draw:style-name="gr8" draw:text-style-name="P1" draw:layer="layout" svg:x1="11.5cm" svg:y1="12.8cm" svg:x2="11.8cm" svg:y2="13cm">
              <text:p/>
            </draw:line>
          </draw:g>
        </draw:g>
        <draw:custom-shape draw:style-name="gr6" draw:text-style-name="P3" draw:layer="layout" svg:width="2.5cm" svg:height="1.5cm" svg:x="5cm" svg:y="5cm">
          <text:p text:style-name="P1"><text:span text:style-name="T2">Change Admin Passw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01:04.031000000</dc:date>
    <meta:editing-duration>PT1H44M55S</meta:editing-duration>
    <meta:editing-cycles>5</meta:editing-cycles>
    <meta:generator>LibreOffice/4.3.2.2$Windows_x86 LibreOffice_project/edfb5295ba211bd31ad47d0bad0118690f76407d</meta:generator>
    <meta:document-statistic meta:object-count="38"/>
  </office:meta>
</office:document-meta>
</file>